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dddddd" draw:opacity="100%" draw:textarea-horizontal-align="justify" draw:textarea-vertical-align="middle" draw:auto-grow-height="false" fo:min-height="17.531cm" fo:min-width="17.28cm" style:writing-mode="lr-tb" loext:decorative="false"/>
      <style:paragraph-properties style:writing-mode="lr-tb"/>
    </style:style>
    <style:style style:name="gr2" style:family="graphic" style:parent-style-name="standard">
      <style:graphic-properties draw:opacity="100%" draw:textarea-horizontal-align="justify" draw:textarea-vertical-align="middle" draw:auto-grow-height="false" fo:min-height="1.019cm" fo:min-width="2.04cm" style:writing-mode="lr-tb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in-height="1.337cm" loext:decorative="false"/>
      <style:paragraph-properties style:writing-mode="lr-tb"/>
    </style:style>
    <style:style style:name="P1" style:family="paragraph">
      <style:paragraph-properties fo:text-align="center"/>
      <style:text-properties fo:font-size="6pt" style:font-size-asian="6pt" style:font-size-complex="6pt"/>
    </style:style>
    <style:style style:name="P2" style:family="paragraph">
      <loext:graphic-properties draw:fill-color="#dddddd" draw:opacity="100%"/>
      <style:paragraph-properties fo:text-align="center" style:writing-mode="lr-tb"/>
      <style:text-properties fo:font-size="6pt" style:font-size-asian="6pt" style:font-size-complex="6pt"/>
    </style:style>
    <style:style style:name="P3" style:family="paragraph">
      <loext:graphic-properties draw:opacity="100%"/>
      <style:paragraph-properties fo:text-align="center" style:writing-mode="lr-tb"/>
      <style:text-properties fo:font-size="6pt" style:font-size-asian="6pt" style:font-size-complex="6pt"/>
    </style:style>
    <style:style style:name="P4" style:family="paragraph">
      <style:paragraph-properties fo:text-align="center"/>
      <style:text-properties fo:font-size="18pt"/>
    </style:style>
    <style:style style:name="P5" style:family="paragraph">
      <loext:graphic-properties draw:fill="none" draw:fill-color="#ffffff"/>
      <style:paragraph-properties fo:text-align="center"/>
      <style:text-properties fo:font-size="18pt"/>
    </style:style>
    <style:style style:name="T1" style:family="text">
      <style:text-properties fo:font-size="6pt" style:font-size-asian="6pt" style:font-size-complex="6pt"/>
    </style:style>
    <style:style style:name="T2" style:family="text">
      <style:text-properties fo:font-size="21pt" style:font-size-asian="21pt" style:font-size-complex="21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7.78cm" svg:height="17.781cm" svg:x="6.078cm" svg:y="2.53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54cm" svg:height="1.269cm" svg:x="2.904cm" svg:y="7.349cm">
          <text:p text:style-name="P1"><text:span text:style-name="T1">Camera</text:span></text:p>
          <text:p text:style-name="P1"><text:span text:style-name="T1">OV7670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54cm" svg:height="1.269cm" svg:x="7.031cm" svg:y="7.349cm">
          <text:p text:style-name="P1"><text:span text:style-name="T1">Camera Data </text:span><text:span text:style-name="T1">Receiver</text:span></text:p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17.779cm" svg:height="1.587cm" svg:x="6.078cm" svg:y="0.936cm">
          <draw:text-box>
            <text:p text:style-name="P4"><text:span text:style-name="T2">PixPop FPGA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11T21:26:34.281609546</meta:creation-date>
    <meta:generator>LibreOffice/24.2.7.2$Linux_X86_64 LibreOffice_project/420$Build-2</meta:generator>
    <dc:date>2025-06-13T18:08:33.339485321</dc:date>
    <meta:editing-duration>PT5M50S</meta:editing-duration>
    <meta:editing-cycles>4</meta:editing-cycles>
    <meta:document-statistic meta:object-count="4"/>
  </office:meta>
</office:document-meta>
</file>